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1pt" fo:language="en" fo:country="US" style:font-size-asian="21pt" style:language-asian="zxx" style:country-asian="none" style:font-size-complex="21pt" style:language-complex="zxx" style:country-complex="none"/>
    </style:style>
    <style:style style:name="P2" style:family="paragraph" style:parent-style-name="Standard">
      <style:text-properties fo:font-size="21pt" fo:language="en" fo:country="US" fo:font-weight="normal" officeooo:rsid="000c1a36" officeooo:paragraph-rsid="000c1a36" style:font-size-asian="18.3500003814697pt" style:language-asian="zxx" style:country-asian="none" style:font-weight-asian="normal" style:font-size-complex="21pt" style:language-complex="zxx" style:country-complex="none" style:font-weight-complex="normal"/>
    </style:style>
    <style:style style:name="P3" style:family="paragraph" style:parent-style-name="Standard">
      <style:paragraph-properties fo:text-align="justify" style:justify-single-word="false"/>
      <style:text-properties fo:font-size="21pt" fo:language="en" fo:country="US" fo:font-style="normal" fo:font-weight="normal" officeooo:rsid="000ce8e1" officeooo:paragraph-rsid="000ce8e1" style:font-size-asian="18.3500003814697pt" style:language-asian="zxx" style:country-asian="none" style:font-style-asian="normal" style:font-weight-asian="normal" style:font-size-complex="21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1a36" officeooo:paragraph-rsid="000c1a36"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justify" style:justify-single-word="false"/>
      <style:text-properties fo:font-size="12pt" fo:language="en" fo:country="US" fo:font-style="italic" fo:font-weight="normal" officeooo:rsid="000c1a36" officeooo:paragraph-rsid="000c1a3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justify" style:justify-single-word="false"/>
      <style:text-properties fo:font-size="12pt" fo:language="en" fo:country="US" fo:font-style="normal" fo:font-weight="normal" officeooo:rsid="000c1a36" officeooo:paragraph-rsid="000c1a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font-size="12pt" fo:language="en" fo:country="US" fo:font-style="normal" fo:font-weight="bold" officeooo:rsid="000ce8e1" officeooo:paragraph-rsid="000ce8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6f778" style:language-asian="zxx" style:country-asian="none" style:language-complex="zxx" style:country-complex="none"/>
    </style:style>
    <style:style style:name="P11" style:family="paragraph" style:parent-style-name="Standard">
      <style:text-properties fo:language="en" fo:country="US" officeooo:rsid="0009a034" officeooo:paragraph-rsid="0009a034" style:language-asian="zxx" style:country-asian="none" style:language-complex="zxx" style:country-complex="none"/>
    </style:style>
    <style:style style:name="P12" style:family="paragraph" style:parent-style-name="Standard">
      <style:text-properties fo:language="en" fo:country="US" officeooo:rsid="000a887a" officeooo:paragraph-rsid="000b7b03" style:language-asian="zxx" style:country-asian="none" style:language-complex="zxx" style:country-complex="none"/>
    </style:style>
    <style:style style:name="P13" style:family="paragraph" style:parent-style-name="Standard">
      <style:text-properties fo:language="en" fo:country="US" officeooo:rsid="000a887a" officeooo:paragraph-rsid="000b9959" style:language-asian="zxx" style:country-asian="none" style:language-complex="zxx" style:country-complex="none"/>
    </style:style>
    <style:style style:name="P14" style:family="paragraph" style:parent-style-name="Standard">
      <style:text-properties fo:language="en" fo:country="US" officeooo:rsid="000a887a" officeooo:paragraph-rsid="00110a60" style:language-asian="zxx" style:country-asian="none" style:language-complex="zxx" style:country-complex="none"/>
    </style:style>
    <style:style style:name="P15" style:family="paragraph" style:parent-style-name="Standard">
      <style:text-properties fo:language="en" fo:country="US" officeooo:rsid="0006f778" style:language-asian="zxx" style:country-asian="none" style:language-complex="zxx" style:country-complex="none"/>
    </style:style>
    <style:style style:name="P16" style:family="paragraph" style:parent-style-name="Standard">
      <style:text-properties fo:language="en" fo:country="US" officeooo:rsid="00110a60" officeooo:paragraph-rsid="00110a60" style:language-asian="zxx" style:country-asian="none" style:language-complex="zxx" style:country-complex="none"/>
    </style:style>
    <style:style style:name="P17" style:family="paragraph" style:parent-style-name="Standard">
      <style:text-properties fo:language="en" fo:country="US" officeooo:paragraph-rsid="00110a60" style:language-asian="zxx" style:country-asian="none" style:language-complex="zxx" style:country-complex="none"/>
    </style:style>
    <style:style style:name="P18" style:family="paragraph" style:parent-style-name="Standard">
      <style:text-properties fo:language="en" fo:country="US" officeooo:rsid="001189ef" officeooo:paragraph-rsid="001189ef" style:language-asian="zxx" style:country-asian="none" style:language-complex="zxx" style:country-complex="none"/>
    </style:style>
    <style:style style:name="P19" style:family="paragraph" style:parent-style-name="Standard">
      <style:text-properties fo:language="en" fo:country="US" officeooo:rsid="000a887a" officeooo:paragraph-rsid="00110a60" style:language-asian="zxx" style:country-asian="none" style:language-complex="zxx" style:country-complex="none"/>
    </style:style>
    <style:style style:name="P20" style:family="paragraph" style:parent-style-name="Standard">
      <style:text-properties fo:language="en" fo:country="US" officeooo:rsid="0006f778" officeooo:paragraph-rsid="0014bfa8"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f778"/>
    </style:style>
    <style:style style:name="T3" style:family="text">
      <style:text-properties style:text-underline-style="solid" style:text-underline-width="auto" style:text-underline-color="font-color" officeooo:rsid="0007f89b"/>
    </style:style>
    <style:style style:name="T4" style:family="text">
      <style:text-properties style:text-underline-style="solid" style:text-underline-width="auto" style:text-underline-color="font-color" officeooo:rsid="00092da5"/>
    </style:style>
    <style:style style:name="T5" style:family="text">
      <style:text-properties style:text-underline-style="solid" style:text-underline-width="auto" style:text-underline-color="font-color" officeooo:rsid="000b9959"/>
    </style:style>
    <style:style style:name="T6" style:family="text">
      <style:text-properties style:text-underline-style="solid" style:text-underline-width="auto" style:text-underline-color="font-color" officeooo:rsid="00110a60"/>
    </style:style>
    <style:style style:name="T7" style:family="text">
      <style:text-properties style:text-underline-style="solid" style:text-underline-width="auto" style:text-underline-color="font-color" officeooo:rsid="00144a78"/>
    </style:style>
    <style:style style:name="T8" style:family="text">
      <style:text-properties style:text-underline-style="solid" style:text-underline-width="auto" style:text-underline-color="font-color" officeooo:rsid="00161aee"/>
    </style:style>
    <style:style style:name="T9" style:family="text">
      <style:text-properties style:text-underline-style="solid" style:text-underline-width="auto" style:text-underline-color="font-color" officeooo:rsid="0017ebe8"/>
    </style:style>
    <style:style style:name="T10" style:family="text">
      <style:text-properties style:text-underline-style="solid" style:text-underline-width="auto" style:text-underline-color="font-color" officeooo:rsid="001af6ee"/>
    </style:style>
    <style:style style:name="T11" style:family="text">
      <style:text-properties officeooo:rsid="0006f778"/>
    </style:style>
    <style:style style:name="T12" style:family="text">
      <style:text-properties officeooo:rsid="00092da5"/>
    </style:style>
    <style:style style:name="T13" style:family="text">
      <style:text-properties style:text-underline-style="none"/>
    </style:style>
    <style:style style:name="T14" style:family="text">
      <style:text-properties style:text-underline-style="none" officeooo:rsid="00092da5"/>
    </style:style>
    <style:style style:name="T15" style:family="text">
      <style:text-properties style:text-underline-style="none" officeooo:rsid="000b7b03"/>
    </style:style>
    <style:style style:name="T16" style:family="text">
      <style:text-properties style:text-underline-style="none" officeooo:rsid="000b9959"/>
    </style:style>
    <style:style style:name="T17" style:family="text">
      <style:text-properties style:text-underline-style="none" officeooo:rsid="000fb778"/>
    </style:style>
    <style:style style:name="T18" style:family="text">
      <style:text-properties style:text-underline-style="none" officeooo:rsid="00110a60"/>
    </style:style>
    <style:style style:name="T19" style:family="text">
      <style:text-properties style:text-underline-style="none" officeooo:rsid="001189ef"/>
    </style:style>
    <style:style style:name="T20" style:family="text">
      <style:text-properties style:text-underline-style="none" officeooo:rsid="00127f0e"/>
    </style:style>
    <style:style style:name="T21" style:family="text">
      <style:text-properties style:text-underline-style="none" officeooo:rsid="00144a78"/>
    </style:style>
    <style:style style:name="T22" style:family="text">
      <style:text-properties style:text-underline-style="none" officeooo:rsid="00161aee"/>
    </style:style>
    <style:style style:name="T23" style:family="text">
      <style:text-properties style:text-underline-style="none" officeooo:rsid="0017ebe8"/>
    </style:style>
    <style:style style:name="T24" style:family="text">
      <style:text-properties style:text-underline-style="none" officeooo:rsid="001afd37"/>
    </style:style>
    <style:style style:name="T25" style:family="text">
      <style:text-properties officeooo:rsid="000b7b03"/>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officeooo:rsid="000fb778"/>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161aee" style:font-style-asian="normal" style:font-style-complex="normal"/>
    </style:style>
    <style:style style:name="T32" style:family="text">
      <style:text-properties fo:font-style="normal" style:text-underline-style="none" officeooo:rsid="0017ebe8" style:font-style-asian="normal" style:font-style-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style:text-underline-style="solid" style:text-underline-width="auto" style:text-underline-color="font-color" officeooo:rsid="00161aee" style:font-style-asian="normal" style:font-style-complex="normal"/>
    </style:style>
    <style:style style:name="T35" style:family="text">
      <style:text-properties fo:font-style="normal" style:text-underline-style="solid" style:text-underline-width="auto" style:text-underline-color="font-color" officeooo:rsid="0017ebe8" style:font-style-asian="normal" style:font-style-complex="normal"/>
    </style:style>
    <style:style style:name="T36" style:family="text">
      <style:text-properties officeooo:rsid="00144a78"/>
    </style:style>
    <style:style style:name="T37" style:family="text">
      <style:text-properties officeooo:rsid="0014bfa8"/>
    </style:style>
    <style:style style:name="T38" style:family="text">
      <style:text-properties officeooo:rsid="00161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odel of our PaperBag Factory</text:p>
      <text:p text:style-name="P15"/>
      <text:p text:style-name="P17">Client (<text:span text:style-name="T8">idClient</text:span><text:span text:style-name="T2">,</text:span> name, emailAdress, phoneNumber, shippingAddress<text:span text:style-name="T11">)</text:span></text:p>
      <text:p text:style-name="P10"><text:span text:style-name="T11">Order (</text:span><text:span text:style-name="T8">idOrder</text:span><text:span text:style-name="T11">, date, status, deliveryMethod, price, </text:span><text:span text:style-name="T38">idClient-&gt;Client</text:span><text:span text:style-name="T11">)</text:span></text:p>
      <text:p text:style-name="P20">Bag<text:span text:style-name="T29">Type </text:span>(<text:span text:style-name="T8">idBagType</text:span><text:span text:style-name="T12">, dimensions, description, unitPrice, state, designation, </text:span></text:p>
      <text:p text:style-name="P20"><text:span text:style-name="T38">idPaper</text:span><text:span text:style-name="T37">-&gt;</text:span><text:span text:style-name="T38">Paper</text:span><text:span text:style-name="T29">)</text:span></text:p>
      <text:p text:style-name="P16">PaperItem (<text:span text:style-name="T1">id</text:span><text:span text:style-name="T8">PaperItem</text:span><text:span text:style-name="T22">, idPaper→Paper, </text:span><text:span text:style-name="T23">idWarehouse-&gt;Warehouse</text:span>)</text:p>
      <text:p text:style-name="P11">Quantity (<text:span text:style-name="T10">idOrder</text:span><text:span text:style-name="T14"> -&gt; </text:span><text:span text:style-name="T13">Order, </text:span><text:span text:style-name="T9">idBagType</text:span><text:span text:style-name="T14"> -&gt; </text:span><text:span text:style-name="T13">Bag</text:span><text:span text:style-name="T17">Type</text:span><text:span text:style-name="T13">, quantity</text:span>)</text:p>
      <text:p text:style-name="P12"><text:span text:style-name="T25">CanBeProduced (</text:span><text:span text:style-name="T9">idBagType</text:span> -&gt; <text:span text:style-name="T25">Bag</text:span><text:span text:style-name="T36">Type</text:span><text:span text:style-name="T25">, </text:span><text:span text:style-name="T9">idMachine</text:span> -&gt; <text:span text:style-name="T25">Machine)</text:span></text:p>
      <text:p text:style-name="P12"><text:span text:style-name="T25">Employee (name, </text:span><text:span text:style-name="T9">idEmployee</text:span><text:span text:style-name="T13">, </text:span><text:span text:style-name="T23">idWarehouse-&gt;Warehouse</text:span><text:span text:style-name="T15">)</text:span></text:p>
      <text:p text:style-name="P13"><text:span text:style-name="T15">Paper (</text:span><text:span text:style-name="T8">idPaper</text:span><text:span text:style-name="T15">, </text:span><text:span text:style-name="T22">reference,</text:span><text:span text:style-name="T15"> designation)</text:span></text:p>
      <text:p text:style-name="P13"><text:span text:style-name="T16">Warehouse (</text:span><text:span text:style-name="T9">idWarehouse</text:span><text:span text:style-name="T23">, </text:span><text:span text:style-name="T16">location)</text:span></text:p>
      <text:p text:style-name="P14"><text:span text:style-name="T16">Machine (</text:span><text:span text:style-name="T7">id</text:span><text:span text:style-name="T9">Machine</text:span><text:span text:style-name="T13">, </text:span><text:span text:style-name="T16">name, model, warranty, </text:span><text:span text:style-name="T24">idWarehouse</text:span><text:span text:style-name="T16"> -&gt; Warehouse)</text:span></text:p>
      <text:p text:style-name="P14"><text:span text:style-name="T18">PaperItemWarehouse (</text:span><text:span text:style-name="T6">id</text:span><text:span text:style-name="T9">PaperItem</text:span><text:span text:style-name="T18"> → PaperItem, </text:span><text:span text:style-name="T23">idWarehouse</text:span><text:span text:style-name="T18"> → Warehouse)</text:span></text:p>
      <text:p text:style-name="P18"><text:span text:style-name="T18">B</text:span><text:span text:style-name="T13">agItem (</text:span><text:span text:style-name="T33">id</text:span><text:span text:style-name="T34">BagItem</text:span><text:span text:style-name="T30">, </text:span><text:span text:style-name="T31">idBagType→BagType, idEmployee→Employee, </text:span><text:span text:style-name="T32">idWarehouse-&gt;Warehouse</text:span><text:span text:style-name="T30">)</text:span></text:p>
      <text:p text:style-name="P9"/>
      <text:p text:style-name="P9"/>
      <text:p text:style-name="P2">AI integration</text:p>
      <text:p text:style-name="P2"/>
      <text:p text:style-name="P4"><text:span text:style-name="T27">Question given:</text:span> <text:span text:style-name="T26">We are developing the database for the logistics of a paper bag company. The company makes</text:span></text:p>
      <text:p text:style-name="P5">sales, and from each sale an order is created. From that order, we want to save many things.</text:p>
      <text:p text:style-name="P5">We want to save the client, the items, quantities, prices, identification number, employee that</text:p>
      <text:p text:style-name="P5">produced each item, machine where each item was produced, date, status, and delivery method.</text:p>
      <text:p text:style-name="P5">The items are paper bags,and each type of bag has a paper type, dimensions and a list of</text:p>
      <text:p text:style-name="P5">machines where it can be produced.</text:p>
      <text:p text:style-name="P5">We need to keep track of the employee that produced the items and the machine where it</text:p>
      <text:p text:style-name="P5">was produced, so that in case a problem arises with the bags, it is possible to know who and</text:p>
      <text:p text:style-name="P5">where the mistake was made.</text:p>
      <text:p text:style-name="P5">From employees, we only want to save their name and identification number. From clients,</text:p>
      <text:p text:style-name="P5">we want to save that, plus their phone number, e-mail address and physical address.</text:p>
      <text:p text:style-name="P5">The company has various warehouses, and each warehouse has certain machines and paper</text:p>
      <text:p text:style-name="P5">types in stock. We can select in what warehouse a certain item can be produced based on the</text:p>
      <text:p text:style-name="P5">machines where it can be produced and on the paper type it needs.</text:p>
      <text:p text:style-name="P5"/>
      <text:p text:style-name="P6">No answer was required, this text was only for contextualization.</text:p>
      <text:p text:style-name="P6"/>
      <text:p text:style-name="P6"><text:span text:style-name="T27">Question given: <text:s/></text:span><text:span text:style-name="T26">Relational Model of our PaperBag Factory</text:span></text:p>
      <text:p text:style-name="P5"/>
      <text:p text:style-name="P5">Client (identificationNumber, name, emailAdress, phoneNumber, shippingAddress)</text:p>
      <text:p text:style-name="P5">Order (identificationNumber, date, status, deliveryMethod, prices, identificationNumber -&gt; Client)</text:p>
      <text:p text:style-name="P5">Bag (identificationNumber, dimensions, description, unitPrice, state, designation, identificationNumber -&gt; Employee, reference -&gt; Paper)</text:p>
      <text:p text:style-name="P5">Quantity (identificationNumber -&gt; Order, identificationNumber -&gt; Bag, quantity)</text:p>
      <text:p text:style-name="P5">Stock (identificatioNumber -&gt; Bag, location -&gt; Warehouse, quantity)</text:p>
      <text:p text:style-name="P5">CanBeProduced (identificatioNumber -&gt; Bag, identificatioNumber -&gt; Machine)</text:p>
      <text:p text:style-name="P5">Employee (name, identificatioNumber, location -&gt; Warehouse)</text:p>
      <text:p text:style-name="P5">Paper (reference, designation)</text:p>
      <text:p text:style-name="P5">Warehouse (location)</text:p>
      <text:p text:style-name="P5">Stock (reference -&gt; Paper, location -&gt; Warehouse, quantity)</text:p>
      <text:p text:style-name="P6"><text:soft-page-break/><text:span text:style-name="T26">Machine (identificatioNumber, name, model, warranty, location -&gt; Warehouse) <text:tab/></text:span><text:span text:style-name="T27"><text:tab/></text:span></text:p>
      <text:p text:style-name="P8">Answer given: <text:s/></text:p>
      <text:p text:style-name="P8"><text:tab/><text:span text:style-name="T28">Your relational model for the PaperBag Factory looks quite comprehensive. I made a few adjustments and added some missing parts for better coherence:</text:span></text:p>
      <text:p text:style-name="P7"/>
      <text:p text:style-name="P7">Entities and Attributes:</text:p>
      <text:p text:style-name="P7"/>
      <text:p text:style-name="P7">Client:</text:p>
      <text:p text:style-name="P7"/>
      <text:p text:style-name="P7">identificationNumber (Primary Key)</text:p>
      <text:p text:style-name="P7">name</text:p>
      <text:p text:style-name="P7">emailAddress</text:p>
      <text:p text:style-name="P7">phoneNumber</text:p>
      <text:p text:style-name="P7">shippingAddress</text:p>
      <text:p text:style-name="P7">Order:</text:p>
      <text:p text:style-name="P7"/>
      <text:p text:style-name="P7">identificationNumber (Primary Key)</text:p>
      <text:p text:style-name="P7">date</text:p>
      <text:p text:style-name="P7">status</text:p>
      <text:p text:style-name="P7">deliveryMethod</text:p>
      <text:p text:style-name="P7">prices</text:p>
      <text:p text:style-name="P7">clientID (Foreign Key) references Client</text:p>
      <text:p text:style-name="P7">Bag:</text:p>
      <text:p text:style-name="P7"/>
      <text:p text:style-name="P7">identificationNumber (Primary Key)</text:p>
      <text:p text:style-name="P7">dimensions</text:p>
      <text:p text:style-name="P7">description</text:p>
      <text:p text:style-name="P7">unitPrice</text:p>
      <text:p text:style-name="P7">state</text:p>
      <text:p text:style-name="P7">designation</text:p>
      <text:p text:style-name="P7">employeeID (Foreign Key) references Employee</text:p>
      <text:p text:style-name="P7">paperReference (Foreign Key) references Paper</text:p>
      <text:p text:style-name="P7">Quantity:</text:p>
      <text:p text:style-name="P7"/>
      <text:p text:style-name="P7">orderID (Foreign Key) references Order</text:p>
      <text:p text:style-name="P7">bagID (Foreign Key) references Bag</text:p>
      <text:p text:style-name="P7">quantity</text:p>
      <text:p text:style-name="P7">Stock:</text:p>
      <text:p text:style-name="P7"/>
      <text:p text:style-name="P7">bagID (Foreign Key) references Bag</text:p>
      <text:p text:style-name="P7">warehouseLocation (Foreign Key) references Warehouse</text:p>
      <text:p text:style-name="P7">quantity</text:p>
      <text:p text:style-name="P7">CanBeProduced:</text:p>
      <text:p text:style-name="P7"/>
      <text:p text:style-name="P7">bagID (Foreign Key) references Bag</text:p>
      <text:p text:style-name="P7">machineID (Foreign Key) references Machine</text:p>
      <text:p text:style-name="P7">Employee:</text:p>
      <text:p text:style-name="P7"/>
      <text:p text:style-name="P7">employeeID (Primary Key)</text:p>
      <text:p text:style-name="P7">name</text:p>
      <text:p text:style-name="P7">identificationNumber</text:p>
      <text:p text:style-name="P7">warehouseLocation (Foreign Key) references Warehouse</text:p>
      <text:p text:style-name="P7"><text:soft-page-break/>Paper:</text:p>
      <text:p text:style-name="P7"/>
      <text:p text:style-name="P7">reference (Primary Key)</text:p>
      <text:p text:style-name="P7">designation</text:p>
      <text:p text:style-name="P7">Warehouse:</text:p>
      <text:p text:style-name="P7"/>
      <text:p text:style-name="P7">location (Primary Key)</text:p>
      <text:p text:style-name="P7">Machine:</text:p>
      <text:p text:style-name="P7"/>
      <text:p text:style-name="P7">machineID (Primary Key)</text:p>
      <text:p text:style-name="P7">name</text:p>
      <text:p text:style-name="P7">model</text:p>
      <text:p text:style-name="P7">warranty</text:p>
      <text:p text:style-name="P7">warehouseLocation (Foreign Key) references Warehouse</text:p>
      <text:p text:style-name="P7">Stock (Additional):</text:p>
      <text:p text:style-name="P7"/>
      <text:p text:style-name="P7">reference (Foreign Key) references Paper</text:p>
      <text:p text:style-name="P7">warehouseLocation (Foreign Key) references Warehouse</text:p>
      <text:p text:style-name="P7">quantity</text:p>
      <text:p text:style-name="P7">This model captures relationships between entities, ensures data integrity through foreign key constraints, and provides a foundation for tracking various aspects of the paper bag manufacturing process. Adjustments may be needed based on specific requirements or additional features.</text:p>
      <text:p text:style-name="P7"/>
      <text:p text:style-name="P7"/>
      <text:p text:style-name="P3">Conclusion</text:p>
      <text:p text:style-name="P3"/>
      <text:p text:style-name="P7">The AI agreed mostly with our implementation and the adjustments it made were mostly name changes, thus resulting on us choosing the first implementation of the relational model as the final on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2:39:54.323185878</meta:creation-date>
    <dc:date>2023-11-16T12:07:25.031909896</dc:date>
    <meta:editing-duration>PT20M29S</meta:editing-duration>
    <meta:editing-cycles>4</meta:editing-cycles>
    <meta:generator>LibreOffice/7.3.7.2$Linux_X86_64 LibreOffice_project/30$Build-2</meta:generator>
    <meta:document-statistic meta:table-count="0" meta:image-count="0" meta:object-count="0" meta:page-count="3" meta:paragraph-count="101" meta:word-count="595" meta:character-count="4549" meta:non-whitespace-character-count="4047"/>
  </office:meta>
</office:document-meta>
</file>